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0e2" officeooo:paragraph-rsid="001560e2"/>
    </style:style>
    <style:style style:name="P2" style:family="paragraph" style:parent-style-name="Standard">
      <style:text-properties officeooo:rsid="0017f1d8" officeooo:paragraph-rsid="0017f1d8"/>
    </style:style>
    <style:style style:name="P3" style:family="paragraph" style:parent-style-name="Standard">
      <style:text-properties officeooo:rsid="0017fc2d" officeooo:paragraph-rsid="0017fc2d"/>
    </style:style>
    <style:style style:name="P4" style:family="paragraph" style:parent-style-name="Standard">
      <style:text-properties officeooo:rsid="001ae085" officeooo:paragraph-rsid="001ae085"/>
    </style:style>
    <style:style style:name="P5" style:family="paragraph" style:parent-style-name="Standard">
      <style:text-properties officeooo:rsid="001ae085" officeooo:paragraph-rsid="00287b03"/>
    </style:style>
    <style:style style:name="P6" style:family="paragraph" style:parent-style-name="Standard">
      <style:text-properties officeooo:rsid="001dee2d" officeooo:paragraph-rsid="001dee2d"/>
    </style:style>
    <style:style style:name="P7" style:family="paragraph" style:parent-style-name="Standard">
      <style:text-properties officeooo:rsid="00233670" officeooo:paragraph-rsid="00233670"/>
    </style:style>
    <style:style style:name="P8" style:family="paragraph" style:parent-style-name="Standard">
      <style:text-properties officeooo:rsid="00275608" officeooo:paragraph-rsid="00275608"/>
    </style:style>
    <style:style style:name="P9" style:family="paragraph" style:parent-style-name="Standard">
      <style:text-properties officeooo:rsid="00287b03" officeooo:paragraph-rsid="00287b03"/>
    </style:style>
    <style:style style:name="P10" style:family="paragraph" style:parent-style-name="Standard">
      <style:text-properties officeooo:rsid="001ae085" officeooo:paragraph-rsid="00287b03"/>
    </style:style>
    <style:style style:name="P11" style:family="paragraph" style:parent-style-name="Standard">
      <style:text-properties officeooo:rsid="002c2d2c" officeooo:paragraph-rsid="002c2d2c"/>
    </style:style>
    <style:style style:name="P12" style:family="paragraph" style:parent-style-name="Standard">
      <style:text-properties fo:font-weight="bold" officeooo:rsid="002c2d2c" officeooo:paragraph-rsid="002c2d2c" style:font-weight-asian="bold" style:font-weight-complex="bold"/>
    </style:style>
    <style:style style:name="P13" style:family="paragraph" style:parent-style-name="Standard">
      <style:paragraph-properties fo:break-before="page"/>
      <style:text-properties officeooo:rsid="002c2d2c" officeooo:paragraph-rsid="002c2d2c"/>
    </style:style>
    <style:style style:name="P14" style:family="paragraph">
      <style:paragraph-properties fo:text-align="center"/>
    </style:style>
    <style:style style:name="T1" style:family="text">
      <style:text-properties officeooo:rsid="00167ccb"/>
    </style:style>
    <style:style style:name="T2" style:family="text">
      <style:text-properties officeooo:rsid="0017485d"/>
    </style:style>
    <style:style style:name="T3" style:family="text">
      <style:text-properties style:text-position="super 58%"/>
    </style:style>
    <style:style style:name="T4" style:family="text">
      <style:text-properties style:text-position="0% 100%"/>
    </style:style>
    <style:style style:name="T5" style:family="text">
      <style:text-properties officeooo:rsid="0019c6ac"/>
    </style:style>
    <style:style style:name="T6" style:family="text">
      <style:text-properties officeooo:rsid="001bb071"/>
    </style:style>
    <style:style style:name="T7" style:family="text">
      <style:text-properties fo:font-weight="bold" style:font-weight-asian="bold" style:font-weight-complex="bold"/>
    </style:style>
    <style:style style:name="T8" style:family="text">
      <style:text-properties officeooo:rsid="001cf48f"/>
    </style:style>
    <style:style style:name="T9" style:family="text">
      <style:text-properties officeooo:rsid="001e6b5f"/>
    </style:style>
    <style:style style:name="T10" style:family="text">
      <style:text-properties officeooo:rsid="001fb987"/>
    </style:style>
    <style:style style:name="T11" style:family="text">
      <style:text-properties officeooo:rsid="002128be"/>
    </style:style>
    <style:style style:name="T12" style:family="text">
      <style:text-properties officeooo:rsid="00241bae"/>
    </style:style>
    <style:style style:name="T13" style:family="text">
      <style:text-properties officeooo:rsid="00287b03"/>
    </style: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Nom</text:span> : <text:span text:style-name="T2">Hage</text:span></text:p>
      <text:p text:style-name="P1"><text:span text:style-name="T7">Prénom</text:span> : <text:span text:style-name="T2">Laure</text:span></text:p>
      <text:p text:style-name="P1"><text:span text:style-name="T7">Métier</text:span> : <text:span text:style-name="T1">Comptable</text:span></text:p>
      <text:p text:style-name="P1"><text:span text:style-name="T7">Age</text:span> : <text:span text:style-name="T1">42</text:span></text:p>
      <text:p text:style-name="P1"><text:span text:style-name="T7">Description</text:span> : <text:span text:style-name="T2">Laure est une mère de famille qui n’a pas beaucoup d’idées repas équilibrées pour ses enfants. De plus, les restes s’accumulent souvent dans son réfrigérateur, ne sachant pas quoi faire avec. Elle souhaite trouver un outil lui permettant d’avoir accès à de nombreuses recettes faciles et rapides à réaliser afin de moins gaspiller tout en proposant des plats équilibrés à ses enfants.</text:span></text:p>
      <text:p text:style-name="P1"/>
      <text:p text:style-name="P2"><text:span text:style-name="T7">Contexte</text:span> : Je m’appelle Laure et je suis comptable chez Comptabilité Inc et je suis mère de 2 enfants de 5<text:span text:style-name="T3"> </text:span><text:span text:style-name="T4">et 7 ans</text:span>. J’ai souvent des restes dans mon réfrigérateur que je me vois obligée de jeter car je ne sais pas quoi faire avec.</text:p>
      <text:p text:style-name="P2"/>
      <text:p text:style-name="P3"><text:span text:style-name="T7">But</text:span> : Mon but est de trouver une application me permettant de trouver des plats équilibrés en fonction du contenu de mon réfrigérateur. <text:span text:style-name="T5">Certains sites permettent de trouver des recettes selon ce que l’on a chez nous, mais aucun ne permet de les classer par ordre de sanité. </text:span></text:p>
      <text:p text:style-name="P3"/>
      <text:p text:style-name="P4"><text:span text:style-name="T7">Actions</text:span> :</text:p>
      <text:p text:style-name="P4">- Accéder à l’application</text:p>
      <text:p text:style-name="P4">- <text:span text:style-name="T13">Je t</text:span>ape les ingrédients que je veux utiliser pour mon repas <text:span text:style-name="T6">ainsi que le nombre de personnes</text:span></text:p>
      <text:p text:style-name="P4">- Je parcours la liste des résultats</text:p>
      <text:p text:style-name="P4">- Je choisis la recette qui m’intéresse</text:p>
      <text:p text:style-name="P4">- Je cuisine mon plat</text:p>
      <text:p text:style-name="P4">- <text:span text:style-name="T8">Je peux noter la recette (bon ou non, facile ou non à réaliser, …) et l’ajouter à mes favoris</text:span></text:p>
      <text:p text:style-name="P4"><draw:line text:anchor-type="paragraph" draw:z-index="0" draw:name="Forme1" draw:style-name="gr1" draw:text-style-name="P14" svg:x1="0.019cm" svg:y1="0.34cm" svg:x2="16.952cm" svg:y2="0.34cm"><text:p/></draw:line></text:p>
      <text:p text:style-name="P4"/>
      <text:p text:style-name="P6"><text:span text:style-name="T7">Nom</text:span> : <text:span text:style-name="T11">Cuation</text:span></text:p>
      <text:p text:style-name="P6"><text:span text:style-name="T7">Prénom</text:span> : Eva</text:p>
      <text:p text:style-name="P6"><text:span text:style-name="T7">Métier </text:span>: <text:span text:style-name="T9">Collégienne</text:span></text:p>
      <text:p text:style-name="P6"><text:span text:style-name="T7">Age</text:span> : 13</text:p>
      <text:p text:style-name="P6"><text:span text:style-name="T7">Description </text:span>: <text:span text:style-name="T10">Eva est une collégienne qui adore la pâtisserie et veut en faire son métier. Cependant, allergique au lactose, elle ne trouve pas beaucoup de recettes.</text:span></text:p>
      <text:p text:style-name="P6"/>
      <text:p text:style-name="P7"><text:span text:style-name="T7">Contexte</text:span> : Je m’appelle Eva, j’ai 13 ans et je <text:span text:style-name="T12">souhaite travailler dans la pâtisserie plus tard. Par conséquent, j’aime beaucoup cuisiner. Cependant, j’ai quelques contraintes pour pratiquer cette passion : je suis allergique au lactose et trop jeune pour aller faire mes courses seule.</text:span></text:p>
      <text:p text:style-name="P7"/>
      <text:p text:style-name="P8"><text:span text:style-name="T7">But</text:span> : Mon but est de trouver une application me permettant de trouver des recettes pour des pâtisseries sans lactose et d’envoyer la liste des ingrédients à mes parents afin qu’ils puissent me les acheter.</text:p>
      <text:p text:style-name="P8"/>
      <text:p text:style-name="P9"><text:span text:style-name="T7">Actions</text:span> :</text:p>
      <text:p text:style-name="P9">- Accéder à l’application</text:p>
      <text:p text:style-name="P9">- J’indique dans mon profil que je suis allergique au lactose</text:p>
      <text:p text:style-name="P9">- Je me rends dans la section « Pâtisseries » et je lance une recherche sans entrer d’ingrédient</text:p>
      <text:p text:style-name="P9">- Je parcours les résultats qui sont classés par note et qui prennent en compte mon allergie</text:p>
      <text:p text:style-name="P5">- Je choisis la recette qui m’intéresse <text:span text:style-name="T13">et je clique sur le bouton « Générer ma liste de courses »</text:span></text:p>
      <text:p text:style-name="P5">- <text:span text:style-name="T13">Je clique sur « Sauvegarder ma liste »</text:span></text:p>
      <text:p text:style-name="P5">- <text:span text:style-name="T13">Dès que l’un de mes parents sera au magasin, il recevra une notification pour indiquer qu’une liste de courses est disponible</text:span></text:p>
      <text:p text:style-name="P5"/>
      <text:p text:style-name="P13"><text:span text:style-name="T7">Nom : </text:span>Veil</text:p>
      <text:p text:style-name="P11"><text:span text:style-name="T7">Prénom : </text:span>Hector</text:p>
      <text:p text:style-name="P11"><text:span text:style-name="T7">Age :</text:span> 68 ans</text:p>
      <text:p text:style-name="P11"><text:span text:style-name="T7">Activité :</text:span> Retraité</text:p>
      <text:p text:style-name="P11"/>
      <text:p text:style-name="P11"><text:span text:style-name="T7">Bio :</text:span> Hector est un retraité, ancien cadre dans l'agroalimentaire, veuf depuis 3 ans et seul dans sa maison. En parfaite santé, il est autonome et propriétaire d'un véhicule. Il aime la pêche, les fruits de mer et le bon vin.</text:p>
      <text:p text:style-name="P11"/>
      <text:p text:style-name="P11"><text:span text:style-name="T7">Activités :</text:span> Il fait ses courses deux fois par semaine... le samedi après-midi et une autre fois en milieu de semaine. Chaque matin, son petit rituel est d'aller se chercher une baguette de pain à la boulangerie du coin.</text:p>
      <text:p text:style-name="P11"/>
      <text:p text:style-name="P11"><text:span text:style-name="T7">Attitudes :</text:span> L'hypermarché, la boulangerie et la boucherie sont des endroits où il peut rencontrer du monde et se sociabiliser : particulièrement le samedi après-midi. C'est l'occasion de sortir de chez lui et de prendre l'air.</text:p>
      <text:p text:style-name="P11"/>
      <text:p text:style-name="P11"><text:span text:style-name="T7">Aptitudes :</text:span> Son métier lui a permit d'utiliser quotidiennement un ordinateur et de se l'approprier.</text:p>
      <text:p text:style-name="P11"/>
      <text:p text:style-name="P11"><text:span text:style-name="T7">Motivations :</text:span> Il recherche un pense-bête largement visible depuis que sa vue a commencé à baisser. Il aimerait éviter le gaspillage en utilisant la totalité des aliments présents dans son frigo.</text:p>
      <text:p text:style-name="P11"/>
      <text:p text:style-name="P11"><text:span text:style-name="T7">Compétences :</text:span> Il est dépassé par la totalité des fonctionnalités. Dôté d'une connexion internet à la maison, il possède un ordinateur mais pas un smartphone. Il n'est cependant par réticent à l'idée d'utiliser ces outils avec l'envie d'en apprendre davantage. Il est curieux d'apprendre à surfer sur le web et de faire comme les "djeuns".</text:p>
      <text:p text:style-name="P11"/>
      <text:p text:style-name="P12">Actions :</text:p>
      <text:p text:style-name="P11">- Sur un ordinateur, à partir de la page d'accueil, je me connecte et me rends uniquement sur la gestion de mes aliments</text:p>
      <text:p text:style-name="P11">- Je me rends compte que 2 aliments arrivent bientôt à date de péremption</text:p>
      <text:p text:style-name="P11">- Je selectionne ces 2 aliments et lance une recherche afin de trouver une recette correspondante</text:p>
      <text:p text:style-name="P11">- Après avoir selectionné une recette qui me plait, je peux imprimer</text:p>
      <text:p text:style-name="P11">- Afin de suivre la recette, j'ai effectué quelques courses avec les aliments manquants et je les ajoute au site</text:p>
      <text:p text:style-name="P11"/>
      <text:p text:style-name="P11"><draw:line text:anchor-type="paragraph" draw:z-index="1" draw:name="Forme1" draw:style-name="gr1" draw:text-style-name="P14" svg:x1="0.019cm" svg:y1="0.34cm" svg:x2="16.952cm" svg:y2="0.34cm"><text:p/></draw:line></text:p>
      <text:p text:style-name="P11"/>
      <text:p text:style-name="P11"><text:span text:style-name="T7">Nom :</text:span> Dujardin</text:p>
      <text:p text:style-name="P11"><text:span text:style-name="T7">Prénom :</text:span> Nicolas</text:p>
      <text:p text:style-name="P11"><text:span text:style-name="T7">Age :</text:span> 19 ans</text:p>
      <text:p text:style-name="P11"><text:span text:style-name="T7">Activité :</text:span> Etudiant en chimie</text:p>
      <text:p text:style-name="P11"/>
      <text:p text:style-name="P11"><text:span text:style-name="T7">Bio : </text:span>Passionné par la chimie, il est parti loin de chez ses parents, afin de poursuivre ses études dans ce domaine. Il suis des activités sportives par loisir, mais pas grand mangeur et ne fait pas spécialement très attention à lui.</text:p>
      <text:p text:style-name="P11"/>
      <text:p text:style-name="P11"><text:span text:style-name="T7">Activités : </text:span>Non véhiculé, il fait régulièrement à pied les courses dans un hypermarché.</text:p>
      <text:p text:style-name="P11"/>
      <text:p text:style-name="P11"><text:span text:style-name="T7">Attitudes : </text:span>Il sait particulièrement ce qu'il veut, sa liste se ressemble d'une semaine à une autre.</text:p>
      <text:p text:style-name="P11"/>
      <text:p text:style-name="P11"><text:span text:style-name="T7">Aptitudes : </text:span>Pas à l'aise avec les courses et la cuisine.</text:p>
      <text:p text:style-name="P11"><text:soft-page-break/></text:p>
      <text:p text:style-name="P11"><text:span text:style-name="T7">Motivations : </text:span>Il souhaite reprendre en main son régime alimentaire. Exit les pâtes, pizza, soda et autres malbouffes. Il trouverait utile qu'on lui propose directement les recettes selon son nouveau mode de vie avec un indicateur de sanité. En fonction, il souhaite avoir la possibilité d'avoir sa liste de courses automatiquement mis à jour (particulièrement pour les quantités).</text:p>
      <text:p text:style-name="P11"/>
      <text:p text:style-name="P11"><text:span text:style-name="T7">Compétences : </text:span>Aucun problème avec les nouvelles technologies. Il utilise autant son smartphone, que son ordinateur.</text:p>
      <text:p text:style-name="P11"/>
      <text:p text:style-name="P12">Actions :</text:p>
      <text:p text:style-name="P11">- Je vais sur le site web et cherche une recette saine avec des ingrédients particuliers (poireaux)</text:p>
      <text:p text:style-name="P11">- Je me rends compte qu'il me manque des carottes pour effectuer le plat que je veux : je l'ajoute à ma liste de courses en cours</text:p>
      <text:p text:style-name="P11">- Je me rends en course et consulte la liste des courses</text:p>
      <text:p text:style-name="P11">- Je barre les ingrédients au fur et à mesure de mes courses</text:p>
      <text:p text:style-name="P11">- Je vois une promotion sur un aliment particulier mais ne me rappelant plus ce que j'ai en stock, je vérifie ce qui est en ma possession</text:p>
      <text:p text:style-name="P11">- Remarquant que j'ai déjà cet aliment en quantité suffisante, je décline l'idée de profiter de la promotion</text:p>
      <text:p text:style-name="P11"/>
      <text:p text:style-name="P11"><draw:line text:anchor-type="paragraph" draw:z-index="2" draw:name="Forme1" draw:style-name="gr1" draw:text-style-name="P14" svg:x1="0.019cm" svg:y1="0.34cm" svg:x2="16.952cm" svg:y2="0.34cm"><text:p/></draw:line></text:p>
      <text:p text:style-name="P11"/>
      <text:p text:style-name="P11"><text:span text:style-name="T7">Nom :</text:span> Delonre</text:p>
      <text:p text:style-name="P11"><text:span text:style-name="T7">Prénom :</text:span> Cécile</text:p>
      <text:p text:style-name="P11"><text:span text:style-name="T7">Age :</text:span> 26 ans</text:p>
      <text:p text:style-name="P11"><text:span text:style-name="T7">Activité :</text:span> En recherche d'emploi</text:p>
      <text:p text:style-name="P11"/>
      <text:p text:style-name="P11"><text:span text:style-name="T7">Bio : </text:span>Cécile est pacsée avec son compagnon Pierre et est à la recherche d'un emploi dans le management. Elle habite en appartement au 4e étage sans ascenceur d'un immeuble sur Paris. Elle est vegan, prend soin de son corps tout en respectant strictement la cause animale.</text:p>
      <text:p text:style-name="P11"/>
      <text:p text:style-name="P11"><text:span text:style-name="T7">Activités : </text:span>Elle utilise le drive 1 fois par semaine pour tous les besoins non-alimentaires. En raison de son régime végan, elle se rend 3 fois par semaine dans des magasins spécialisés bio.</text:p>
      <text:p text:style-name="P11"/>
      <text:p text:style-name="P11"><text:span text:style-name="T7">Attitudes : </text:span>Elle déteste faire les courses et se rend très peu au restaurant.</text:p>
      <text:p text:style-name="P11"/>
      <text:p text:style-name="P11"><text:span text:style-name="T7">Aptitudes : </text:span>Elle sait utiliser les outils bureautiques et un ordinateur pour des usages quotidiennes.</text:p>
      <text:p text:style-name="P11"/>
      <text:p text:style-name="P11"><text:span text:style-name="T7">Motivations : </text:span>Son principal intérêt est de trouver de nouvelles recettes lié à son régime alimentaire végan, tout en n'oubliant pas son compagnon qui mange de tout. Très connecté, elle dispose d'un frigo dernier cri et trouverait pratique de gérer sa liste d'ingrédients avec l'aide d'un scanner.</text:p>
      <text:p text:style-name="P11"/>
      <text:p text:style-name="P11"><text:span text:style-name="T7">Compétences : </text:span>Toujours collée sur sa phablette, elle utilise très peu l'ordinateur pour l'utilité qu'elle en a. Elle utilise toutes les fonctionnalités de sa phablette (photos, SMS, appels, applications, internet). Elle priorise l'utilisation des applications plutôt que la navigateur internet mobile.</text:p>
      <text:p text:style-name="P11"/>
      <text:p text:style-name="P12">Actions :</text:p>
      <text:p text:style-name="P11">- J'ouvre mon application (déjà connecté), et cherche des idées de recettes lié à son régime alimentaire végan (simple filtre sans la recherche)</text:p>
      <text:p text:style-name="P11">- La recherche m'affiche plusieurs recettes classées selon la liste d'ingrédients en ma possession puis par date de péremption</text:p>
      <text:p text:style-name="P11">- Je dois ajouter un aliment, j'ajoute son nom, sa catégorie et sa date de pérem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9:00:36.151809492</meta:creation-date>
    <dc:date>2016-10-05T00:00:35.262191407</dc:date>
    <meta:editing-duration>PT46M50S</meta:editing-duration>
    <meta:editing-cycles>19</meta:editing-cycles>
    <meta:generator>LibreOffice/4.2.8.2$Linux_X86_64 LibreOffice_project/420m0$Build-2</meta:generator>
    <dc:creator>Julien </dc:creator>
    <meta:document-statistic meta:table-count="0" meta:image-count="0" meta:object-count="0" meta:page-count="3" meta:paragraph-count="76" meta:word-count="1333" meta:character-count="7677" meta:non-whitespace-character-count="6419"/>
  </office:meta>
</office:document-meta>
</file>